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 Sans" svg:font-family="'Open Sans', 'Helvetica Neue', Arial, sans-serif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.423cm" fo:line-height="100%"/>
    </style:style>
    <style:style style:name="P3" style:family="paragraph" style:parent-style-name="Standard" style:list-style-name="L1">
      <style:paragraph-properties fo:margin-top="0cm" fo:margin-bottom="0.423cm" fo:line-height="100%"/>
    </style:style>
    <style:style style:name="P4" style:family="paragraph" style:parent-style-name="Standard">
      <style:paragraph-properties fo:margin-top="0cm" fo:margin-bottom="0.423cm" fo:line-height="100%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cm" fo:margin-bottom="0cm" fo:line-height="100%"/>
      <style:text-properties style:font-name="Arial" fo:font-size="10pt" style:font-name-asian="Times New Roman" style:font-size-asian="10pt" style:language-asian="fr" style:country-asian="FR" style:font-name-complex="Arial" style:font-size-complex="10pt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" style:font-size-asian="10pt" style:language-asian="fr" style:country-asian="FR" style:font-name-complex="Times New Roman" style:font-size-complex="10pt"/>
    </style:style>
    <style:style style:name="P7" style:family="paragraph" style:parent-style-name="Heading_20_1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style:font-size-asian="20pt" style:font-size-complex="20pt"/>
    </style:style>
    <style:style style:name="T1" style:family="text">
      <style:text-properties style:language-asian="fr" style:country-asian="FR"/>
    </style:style>
    <style:style style:name="T2" style:family="text">
      <style:text-properties style:font-name="Arial" fo:font-size="10pt" style:font-name-asian="Times New Roman" style:font-size-asian="10pt" style:language-asian="fr" style:country-asian="FR" style:font-name-complex="Arial" style:font-size-complex="10pt"/>
    </style:style>
    <style:style style:name="T3" style:family="text">
      <style:text-properties style:font-name="Arial" fo:font-size="10pt" fo:font-weight="bold" style:font-name-asian="Times New Roman" style:font-size-asian="10pt" style:language-asian="fr" style:country-asian="FR" style:font-weight-asian="bold" style:font-name-complex="Arial" style:font-size-complex="10pt"/>
    </style:style>
    <style:style style:name="T4" style:family="text">
      <style:text-properties style:font-name="Arial" fo:font-size="10pt" fo:font-weight="bold" style:font-name-asian="Times New Roman" style:font-size-asian="10pt" style:language-asian="fr" style:country-asian="FR" style:font-weight-asian="bold" style:font-name-complex="Arial" style:font-size-complex="10pt" style:font-weight-complex="bold"/>
    </style:style>
    <style:style style:name="T5" style:family="text">
      <style:text-properties fo:font-variant="normal" fo:text-transform="none" fo:color="#3a3a3a" style:font-name="Open Sans" fo:font-size="10.5pt" fo:letter-spacing="normal" fo:font-style="normal"/>
    </style:style>
    <style:style style:name="T6" style:family="text">
      <style:text-properties fo:font-variant="normal" fo:text-transform="none" fo:color="#0366d6" style:text-line-through-style="none" style:font-name="apple-system" fo:font-size="13.5pt" fo:letter-spacing="normal" fo:font-style="normal" style:text-underline-style="none" fo:font-weight="bold" style:text-blinking="false" fo:background-color="transparent" style:font-name-asian="Times New Roman" style:font-size-asian="10pt" style:language-asian="fr" style:country-asian="FR" style:font-name-complex="Arial" style:font-size-complex="10pt"/>
    </style:style>
    <style:style style:name="T7" style:family="text">
      <style:text-properties fo:font-variant="normal" fo:text-transform="none" fo:color="#0366d6" style:text-line-through-style="none" style:font-name="apple-system" fo:font-size="9pt" fo:letter-spacing="normal" fo:font-style="normal" style:text-underline-style="none" fo:font-weight="bold" style:text-blinking="false" fo:background-color="transparent" style:font-name-asian="Times New Roman" style:font-size-asian="9pt" style:language-asian="fr" style:country-asian="FR" style:font-name-complex="Arial" style:font-size-complex="9pt"/>
    </style:style>
    <style:style style:name="T8" style:family="text">
      <style:text-properties fo:font-variant="normal" fo:text-transform="none" fo:color="#000000" style:text-line-through-style="none" style:font-name="apple-system" fo:font-size="9pt" fo:letter-spacing="normal" fo:font-style="normal" style:text-underline-style="none" fo:font-weight="bold" style:text-blinking="false" fo:background-color="transparent" style:font-name-asian="Times New Roman" style:font-size-asian="9pt" style:language-asian="fr" style:country-asian="FR" style:font-name-complex="Arial" style:font-size-complex="9pt"/>
    </style:style>
    <style:style style:name="T9" style:family="text">
      <style:text-properties fo:font-variant="normal" fo:text-transform="none" fo:color="#000000" style:text-line-through-style="none" style:font-name="apple-system" fo:font-size="9pt" fo:letter-spacing="normal" fo:font-style="normal" style:text-underline-style="none" fo:font-weight="normal" style:text-blinking="false" fo:background-color="transparent" style:font-name-asian="Times New Roman" style:font-size-asian="9pt" style:language-asian="fr" style:country-asian="FR" style:font-weight-asian="normal" style:font-name-complex="Arial" style:font-size-complex="9pt" style:font-weight-complex="normal"/>
    </style:style>
    <style:style style:name="T10" style:family="text">
      <style:text-properties fo:font-variant="normal" fo:text-transform="none" fo:color="#000000" style:text-line-through-style="none" style:font-name="apple-system" fo:font-size="10pt" fo:letter-spacing="normal" fo:font-style="normal" style:text-underline-style="none" fo:font-weight="normal" style:text-blinking="false" fo:background-color="transparent" style:font-name-asian="Times New Roman" style:font-size-asian="10pt" style:language-asian="fr" style:country-asian="FR" style:font-weight-asian="normal" style:font-name-complex="Ari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adrage du Projet de programmation en python</text:h>
      <text:p text:style-name="P1"><text:span text:style-name="T5"/></text:p>
      <text:p text:style-name="P1"><text:span text:style-name="T5">Sujet : Apprentissage par renforcement d'IA pour jeu d'arcade</text:span> </text:p>
      <text:p text:style-name="Standard">Membres : Maxime Ramoun, Maxime Le Du, Stephan Guillemot, Mathias Petit</text:p>
      <text:p text:style-name="Standard">Tuteur : Richard Alligier</text:p>
      <text:h text:style-name="Heading_20_1" text:outline-level="1"><text:span text:style-name="T1">1-1 Contexte, Objectifs, hypothèses, contraintes du projet </text:span></text:h>
      <text:p text:style-name="Standard"><text:span text:style-name="T2">Notre tuteur est intéressé par l'apprentissage par renforcement d'IA</text:span></text:p>
      <text:p text:style-name="P2"><text:span text:style-name="T4">Objectif principal :</text:span><text:span text:style-name="T2"><text:line-break/>Le projet consiste à coder une IA par renforcement fonctionnant pour des jeux d'arcades.</text:span></text:p>
      <text:p text:style-name="P2"><text:span text:style-name="T2">Nous travaillerons a 4 sur ce projet, l'avancement des codes et des livrables sera mis a disposition du groupe sur github (</text:span><text:a xlink:type="simple" xlink:href="https://github.com/MaximeLeDu/Projet-Programmation-IENAC17-Groupe-29-" text:style-name="Internet_20_link" text:visited-style-name="Visited_20_Internet_20_Link"><text:span text:style-name="Strong_20_Emphasis"><text:span text:style-name="T10">Projet-Programmation-IENAC17-Groupe-29</text:span></text:span></text:a><text:span text:style-name="T2">).</text:span></text:p>
      <text:p text:style-name="P2"><text:span text:style-name="T2">Nous disposons d'une cinquantaine d'heure par personnes réparties jusqu'à fin janvier.</text:span></text:p>
      <text:p text:style-name="P2"><text:span text:style-name="T4">Sous-Objectifs potentiels :</text:span><text:span text:style-name="T2"><text:line-break/>Coder 2 types d'algorithmes différents :</text:span></text:p>
      <text:list xml:id="list2054172196130765923" text:style-name="L1">
        <text:list-item>
          <text:p text:style-name="P3"><text:span text:style-name="T2">Q learning</text:span></text:p>
        </text:list-item>
        <text:list-item>
          <text:p text:style-name="P3"><text:span text:style-name="T2">Par réseaux de neurones</text:span></text:p>
        </text:list-item>
      </text:list>
      <text:p text:style-name="P2"><text:span text:style-name="T3">Contraintes : </text:span></text:p>
      <text:p text:style-name="P4"><text:span text:style-name="T2">Le code doit être écrit en python</text:span></text:p>
      <text:p text:style-name="P5">Les jeux d'arcades pour lesquelles doivent fonctionner sont ceux coder avec pygame dans le PLE (Python Learning Environnement)</text:p>
      <text:p text:style-name="P5"/>
      <text:p text:style-name="P5">Il faut apprendre le principe de fonctionnement des différents type d'algorithmes, de PLE, et de Pytorch</text:p>
      <text:h text:style-name="Heading_20_1" text:outline-level="1"><text:span text:style-name="T1">1-2 Critères de succès objectifs et mesurables</text:span></text:h>
      <text:p text:style-name="P6">Nous considérerons que le projet a été réussi si :</text:p>
      <text:p text:style-name="P6">Nous avons réussit a coder les 2 algorithmes (Q-learning et réseaux de neurones) fonctionnant pour la totalité des jeux présent sur le Python Learning Environnement.</text:p>
      <text:p text:style-name="P6">Les autres critères sont les critères d'évaluations donnés avec les consignes.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 Sans" svg:font-family="'Open Sans', 'Helvetica Neue', Arial, sans-serif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fr" fo:country="F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libri Light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fo:text-align="center" style:justify-single-word="false"/>
      <style:text-properties style:font-name="Calibri Light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_20_par_20_défaut" style:display-name="Police par défaut" style:family="text"/>
    <style:style style:name="Titre_20_Car" style:display-name="Titre Car" style:family="text">
      <style:text-properties style:font-name="Calibri Light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itre_20_1_20_Car" style:display-name="Titre 1 Car" style:family="text">
      <style:text-properties style:font-name="Calibri Light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Francois VERON</meta:initial-creator>
    <meta:creation-date>2017-08-17T16:30:00</meta:creation-date>
    <dc:creator>Maxime </dc:creator>
    <dc:date>2017-11-29T16:53:49.62</dc:date>
    <meta:editing-cycles>10</meta:editing-cycles>
    <meta:editing-duration>PT53M</meta:editing-duration>
    <meta:document-statistic meta:table-count="0" meta:image-count="0" meta:object-count="0" meta:page-count="1" meta:paragraph-count="20" meta:word-count="210" meta:character-count="1406"/>
    <meta:generator>OpenOffice/4.1.2$Win32 OpenOffice.org_project/412m3$Build-9782</meta:generator>
  </office:meta>
</office:document-meta>
</file>